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2.633cm" style:use-optimal-column-width="false"/>
    </style:style>
    <style:style style:name="co2" style:family="table-column">
      <style:table-column-properties style:column-width="3.58cm" style:use-optimal-column-width="false"/>
    </style:style>
    <style:style style:name="co3" style:family="table-column">
      <style:table-column-properties style:column-width="2.931cm" style:use-optimal-column-width="false"/>
    </style:style>
    <style:style style:name="co4" style:family="table-column">
      <style:table-column-properties style:column-width="1.815cm" style:use-optimal-column-width="false"/>
    </style:style>
    <style:style style:name="co5" style:family="table-column">
      <style:table-column-properties style:column-width="1.842cm" style:use-optimal-column-width="false"/>
    </style:style>
    <style:style style:name="co6" style:family="table-column">
      <style:table-column-properties style:column-width="2.776cm" style:use-optimal-column-width="false"/>
    </style:style>
    <style:style style:name="co7" style:family="table-column">
      <style:table-column-properties style:column-width="2.853cm" style:use-optimal-column-width="false"/>
    </style:style>
    <style:style style:name="co8" style:family="table-column">
      <style:table-column-properties style:column-width="2.542cm" style:use-optimal-column-width="false"/>
    </style:style>
    <style:style style:name="co9" style:family="table-column">
      <style:table-column-properties style:column-width="2.879cm" style:use-optimal-column-width="false"/>
    </style:style>
    <style:style style:name="co10" style:family="table-column">
      <style:table-column-properties style:column-width="3.321cm" style:use-optimal-column-width="false"/>
    </style:style>
    <style:style style:name="co11" style:family="table-column">
      <style:table-column-properties style:column-width="3.463cm" style:use-optimal-column-width="false"/>
    </style:style>
    <style:style style:name="co12" style:family="table-column">
      <style:table-column-properties style:column-width="3.943cm" style:use-optimal-column-width="false"/>
    </style:style>
    <style:style style:name="co13" style:family="table-column">
      <style:table-column-properties style:column-width="4.267cm" style:use-optimal-column-width="false"/>
    </style:style>
    <style:style style:name="co14" style:family="table-column">
      <style:table-column-properties style:column-width="7.182cm" style:use-optimal-column-width="false"/>
    </style:style>
    <style:style style:name="ro1" style:family="table-row">
      <style:table-row-properties style:row-height="1.425cm"/>
    </style:style>
    <style:style style:name="ro2" style:family="table-row">
      <style:table-row-properties style:row-height="0.735cm"/>
    </style:style>
    <style:style style:name="ro3" style:family="table-row">
      <style:table-row-properties style:row-height="0.813cm"/>
    </style:style>
    <style:style style:name="ro4" style:family="table-row">
      <style:table-row-properties style:row-height="0.6cm"/>
    </style:style>
    <style:style style:name="ro5" style:family="table-row">
      <style:table-row-properties style:row-height="0.773cm"/>
    </style:style>
    <style:style style:name="ro6" style:family="table-row">
      <style:table-row-properties style:row-height="0.816cm"/>
    </style:style>
    <style:style style:name="ce1" style:family="table-cell">
      <style:text-properties fo:font-size="10pt" fo:font-weight="bold" style:font-size-asian="10pt" style:font-weight-asian="bold" style:font-size-complex="10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font-size="13pt" fo:font-weight="bold" style:font-size-asian="13pt" style:font-weight-asian="bold" style:font-size-complex="13pt" style:font-weight-complex="bold"/>
    </style:style>
    <style:style style:name="ce4" style:family="table-cell">
      <style:text-properties fo:font-size="14pt" style:font-size-asian="14pt" style:font-size-complex="14pt"/>
    </style:style>
    <style:style style:name="P1" style:family="paragraph"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standard" draw:layer="layout" svg:width="27.171cm" svg:height="4.46cm" svg:x="1.025cm" svg:y="1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">Код сотрудника</text:p>
              </table:table-cell>
              <table:table-cell>
                <text:p text:style-name="P1">Имя сотрудника</text:p>
              </table:table-cell>
              <table:table-cell>
                <text:p text:style-name="P1">Должность</text:p>
              </table:table-cell>
              <table:table-cell>
                <text:p text:style-name="P1">Код отдела</text:p>
              </table:table-cell>
              <table:table-cell>
                <text:p text:style-name="P1">Оклад</text:p>
              </table:table-cell>
              <table:table-cell>
                <text:p text:style-name="P1">Начало начисление оклада</text:p>
              </table:table-cell>
              <table:table-cell>
                <text:p text:style-name="P1">Конец начисление оклада</text:p>
              </table:table-cell>
              <table:table-cell>
                <text:p text:style-name="P1">Код начальника</text:p>
              </table:table-cell>
              <table:table-cell>
                <text:p text:style-name="P1">Начало подчинения</text:p>
              </table:table-cell>
              <table:table-cell>
                <text:p text:style-name="P1">Конец подчинения</text:p>
              </table:table-cell>
            </table:table-row>
            <table:table-row table:style-name="ro2" table:default-cell-style-name="ce2">
              <table:table-cell>
                <text:p text:style-name="P2">1</text:p>
              </table:table-cell>
              <table:table-cell>
                <text:p text:style-name="P2">Иванов И.И.</text:p>
              </table:table-cell>
              <table:table-cell>
                <text:p text:style-name="P2">инженер</text:p>
              </table:table-cell>
              <table:table-cell>
                <text:p text:style-name="P2">1</text:p>
              </table:table-cell>
              <table:table-cell>
                <text:p text:style-name="P2">15000</text:p>
              </table:table-cell>
              <table:table-cell>
                <text:p text:style-name="P2">04.10.19</text:p>
              </table:table-cell>
              <table:table-cell>
                <text:p text:style-name="P2">28.05.2020</text:p>
              </table:table-cell>
              <table:table-cell>
                <text:p text:style-name="P2">02</text:p>
              </table:table-cell>
              <table:table-cell>
                <text:p text:style-name="P2">15.09.2018</text:p>
              </table:table-cell>
              <table:table-cell>
                <text:p text:style-name="P2">30.12.2019</text:p>
              </table:table-cell>
            </table:table-row>
            <table:table-row table:style-name="ro2" table:default-cell-style-name="ce2">
              <table:table-cell>
                <text:p text:style-name="P2">2</text:p>
              </table:table-cell>
              <table:table-cell>
                <text:p text:style-name="P2">Петров П.П.</text:p>
              </table:table-cell>
              <table:table-cell>
                <text:p text:style-name="P2">бухгалтер</text:p>
              </table:table-cell>
              <table:table-cell>
                <text:p text:style-name="P2">2</text:p>
              </table:table-cell>
              <table:table-cell>
                <text:p text:style-name="P2">30000</text:p>
              </table:table-cell>
              <table:table-cell>
                <text:p text:style-name="P2">26.06.19</text:p>
              </table:table-cell>
              <table:table-cell>
                <text:p text:style-name="P2">16.03.2020</text:p>
              </table:table-cell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2">3</text:p>
              </table:table-cell>
              <table:table-cell>
                <text:p text:style-name="P2">Сидоров С.С.</text:p>
              </table:table-cell>
              <table:table-cell>
                <text:p text:style-name="P2">гл.инженер</text:p>
              </table:table-cell>
              <table:table-cell>
                <text:p text:style-name="P2">1</text:p>
              </table:table-cell>
              <table:table-cell>
                <text:p text:style-name="P2">25000</text:p>
              </table:table-cell>
              <table:table-cell>
                <text:p text:style-name="P2">16.09.19</text:p>
              </table:table-cell>
              <table:table-cell>
                <text:p text:style-name="P2">31.08.2020</text:p>
              </table:table-cell>
              <table:table-cell/>
              <table:table-cell/>
              <table:table-cell/>
            </table:table-row>
            <table:table-row table:style-name="ro4" table:default-cell-style-name="ce2">
              <table:table-cell>
                <text:p text:style-name="P2">4</text:p>
              </table:table-cell>
              <table:table-cell>
                <text:p text:style-name="P2">Алексеев А.А.</text:p>
              </table:table-cell>
              <table:table-cell>
                <text:p text:style-name="P2">секретарь</text:p>
              </table:table-cell>
              <table:table-cell>
                <text:p text:style-name="P2">2</text:p>
              </table:table-cell>
              <table:table-cell>
                <text:p text:style-name="P2">10000</text:p>
              </table:table-cell>
              <table:table-cell>
                <text:p text:style-name="P2">01.12.19</text:p>
              </table:table-cell>
              <table:table-cell>
                <text:p text:style-name="P2">01.12.19</text:p>
              </table:table-cell>
              <table:table-cell>
                <text:p text:style-name="P2">01</text:p>
              </table:table-cell>
              <table:table-cell>
                <text:p text:style-name="P2">26.11.2015</text:p>
              </table:table-cell>
              <table:table-cell>
                <text:p text:style-name="P2">17.05.201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405cm" svg:height="3.22cm" svg:x="1.407cm" svg:y="8.957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5" table:default-cell-style-name="ce3">
              <table:table-cell>
                <text:p text:style-name="P3">Код отдела</text:p>
              </table:table-cell>
              <table:table-cell>
                <text:p text:style-name="P3">Отдел</text:p>
              </table:table-cell>
            </table:table-row>
            <table:table-row table:style-name="ro6" table:default-cell-style-name="ce4">
              <table:table-cell>
                <text:p text:style-name="P4">1</text:p>
              </table:table-cell>
              <table:table-cell>
                <text:p text:style-name="P4">Транспортный</text:p>
              </table:table-cell>
            </table:table-row>
            <table:table-row table:style-name="ro6" table:default-cell-style-name="ce4">
              <table:table-cell>
                <text:p text:style-name="P4">2</text:p>
              </table:table-cell>
              <table:table-cell>
                <text:p text:style-name="P4">Финансовый</text:p>
              </table:table-cell>
            </table:table-row>
            <table:table-row table:style-name="ro6" table:default-cell-style-name="ce4">
              <table:table-cell>
                <text:p text:style-name="P4">3</text:p>
              </table:table-cell>
              <table:table-cell>
                <text:p text:style-name="P4">Юридический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" draw:text-style-name="P5" draw:layer="layout" svg:x1="3.2cm" svg:y1="9.1cm" svg:x2="10.9cm" svg:y2="2.5cm">
          <text:p/>
        </draw:line>
        <draw:frame draw:style-name="standard" draw:layer="layout" svg:width="11.448cm" svg:height="2.404cm" svg:x="17.102cm" svg:y="7.478cm">
          <table:table table:template-name="turquoise" table:use-first-row-styles="true" table:use-banding-rows-styles="true">
            <table:table-column table:style-name="co13"/>
            <table:table-column table:style-name="co14"/>
            <table:table-row table:style-name="ro5" table:default-cell-style-name="ce3">
              <table:table-cell>
                <text:p text:style-name="P3">Код Начальника</text:p>
              </table:table-cell>
              <table:table-cell>
                <text:p text:style-name="P3">Имя начальника</text:p>
              </table:table-cell>
            </table:table-row>
            <table:table-row table:style-name="ro6" table:default-cell-style-name="ce4">
              <table:table-cell>
                <text:p text:style-name="P4">01</text:p>
              </table:table-cell>
              <table:table-cell>
                <text:p text:style-name="P4">Петров П.П.</text:p>
              </table:table-cell>
            </table:table-row>
            <table:table-row table:style-name="ro6" table:default-cell-style-name="ce4">
              <table:table-cell>
                <text:p text:style-name="P4">02</text:p>
              </table:table-cell>
              <table:table-cell>
                <text:p text:style-name="P4">Сидоров.С.С.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" draw:text-style-name="P5" draw:layer="layout" svg:x1="19.4cm" svg:y1="7.8cm" svg:x2="20.2cm" svg:y2="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16:33:45.513290516</meta:creation-date>
    <dc:date>2020-02-17T17:01:21.353750076</dc:date>
    <meta:editing-duration>PT5M14S</meta:editing-duration>
    <meta:editing-cycles>1</meta:editing-cycles>
    <meta:document-statistic meta:object-count="5"/>
    <meta:generator>LibreOffice/6.0.7.3$Linux_X86_64 LibreOffice_project/00m0$Build-3</meta:generator>
  </office:meta>
</office:document-meta>
</file>